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395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3" style:family="graphic" style:parent-style-name="standard">
      <style:graphic-properties draw:stroke="solid" svg:stroke-width="0.049cm" svg:stroke-color="#3465a4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0.762cm" fo:min-width="0.512cm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4" style:family="graphic" style:parent-style-name="standard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solid" draw:fill-color="#b4c7dc" draw:textarea-horizontal-align="justify" draw:textarea-vertical-align="middle" draw:auto-grow-height="false" fo:min-height="0.104cm" fo:min-width="0cm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5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1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045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7" style:family="graphic" style:parent-style-name="standard">
      <style:graphic-properties draw:stroke="solid" svg:stroke-width="0.049cm" svg:stroke-color="#bf0041" draw:marker-start="" draw:marker-start-width="0.28cm" draw:marker-start-center="false" draw:marker-end="" draw:marker-end-width="0.28cm" draw:marker-end-center="false" draw:fill="none" draw:fill-color="#729fcf" draw:textarea-horizontal-align="justify" draw:textarea-vertical-align="middle" draw:auto-grow-height="false" fo:min-height="3.236cm" fo:min-width="2.986cm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8" style:family="graphic" style:parent-style-name="standard">
      <style:graphic-properties svg:stroke-width="0.05cm" svg:stroke-color="#ff8000" draw:marker-start-width="0.28cm" draw:marker-end-width="0.28cm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49cm" svg:stroke-color="#bf0041" draw:marker-start="" draw:marker-start-width="0.355cm" draw:marker-start-center="false" draw:marker-end="Arrowheads_20_4" draw:marker-end-width="0.27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10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789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11" style:family="graphic" style:parent-style-name="standard">
      <style:graphic-properties draw:stroke="solid" svg:stroke-width="0.049cm" svg:stroke-color="#ff8000" draw:marker-start="" draw:marker-start-width="0.355cm" draw:marker-start-center="false" draw:marker-end="Arrowheads_20_4" draw:marker-end-width="0.275cm" draw:marker-end-center="false" draw:fill="none" draw:fill-color="#729fcf" draw:textarea-horizontal-align="justify" draw:textarea-vertical-align="middle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12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13" style:family="graphic" style:parent-style-name="standard">
      <style:graphic-properties draw:stroke="solid" svg:stroke-width="0.05cm" svg:stroke-color="#ff8000" draw:marker-start="" draw:marker-start-width="0.28cm" draw:marker-start-center="false" draw:marker-end="" draw:marker-end-width="0.28cm" draw:marker-end-center="false" draw:fill="solid" draw:fill-color="#bf0041" draw:textarea-horizontal-align="justify" draw:textarea-vertical-align="middle" draw:auto-grow-height="false" fo:min-height="0cm" fo:min-width="0cm" fo:padding-top="0.15cm" fo:padding-bottom="0.15cm" fo:padding-left="0.275cm" fo:padding-right="0.275cm" fo:wrap-option="wrap" draw:shadow="hidden" draw:shadow-offset-x="0.199cm" draw:shadow-offset-y="0.199cm" draw:shadow-color="#808080"/>
    </style:style>
    <style:style style:name="gr14" style:family="graphic" style:parent-style-name="objectwithoutfill">
      <style:graphic-properties svg:stroke-width="0.05cm" svg:stroke-color="#000000" draw:marker-start-width="0.28cm" draw:marker-end="Arrowheads_20_8" draw:marker-end-width="0.28cm" draw:fill="none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svg:stroke-width="0.05cm" svg:stroke-color="#000000" draw:marker-start="Arrowheads_20_10" draw:marker-start-width="0.28cm" draw:marker-end="" draw:marker-end-width="0.28cm" draw:fill="none" draw:textarea-vertical-align="middle" fo:padding-top="0.15cm" fo:padding-bottom="0.15cm" fo:padding-left="0.275cm" fo:padding-right="0.275cm"/>
    </style:style>
    <style:style style:name="gr16" style:family="graphic" style:parent-style-name="standard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53cm" fo:padding-top="0.125cm" fo:padding-bottom="0.125cm" fo:padding-left="0.25cm" fo:padding-right="0.25cm" fo:wrap-option="wrap" draw:shadow="hidden" draw:shadow-offset-x="0.199cm" draw:shadow-offset-y="0.199cm" draw:shadow-color="#808080"/>
      <style:paragraph-properties style:writing-mode="lr-tb"/>
    </style:style>
    <style:style style:name="gr17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bf0041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18" style:family="graphic" style:parent-style-name="standard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ff8000" draw:textarea-horizontal-align="justify" draw:textarea-vertical-align="middle" draw:auto-grow-height="false" fo:min-height="0cm" fo:min-width="0cm" fo:padding-top="0.125cm" fo:padding-bottom="0.125cm" fo:padding-left="0.25cm" fo:padding-right="0.25cm" fo:wrap-option="wrap" draw:shadow="hidden" draw:shadow-offset-x="0.199cm" draw:shadow-offset-y="0.199cm" draw:shadow-color="#808080"/>
    </style:style>
    <style:style style:name="gr19" style:family="graphic" style:parent-style-name="objectwithoutfill">
      <style:graphic-properties svg:stroke-color="#000000" draw:fill="none" draw:textarea-vertical-align="middle"/>
    </style:style>
    <style:style style:name="gr20" style:family="graphic" style:parent-style-name="standard">
      <style:graphic-properties svg:stroke-color="#000000" draw:marker-start="Arrowheads_20_12" draw:marker-start-width="0.1cm" draw:marker-end="" draw:textarea-vertical-align="middle"/>
    </style:style>
    <style:style style:name="gr21" style:family="graphic" style:parent-style-name="standard">
      <style:graphic-properties svg:stroke-color="#000000" draw:marker-start="Arrowheads_20_13" draw:marker-start-width="0.1cm" draw:textarea-vertical-align="middle"/>
    </style:style>
    <style:style style:name="P1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solid" draw:fill-color="#b4c7d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paragraph-properties fo:margin-left="0cm" fo:margin-right="0cm" fo:margin-top="0cm" fo:margin-bottom="0cm" fo:line-height="100%" fo:text-indent="0cm" style:writing-mode="lr-tb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solid" draw:fill-color="#bf0041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solid" draw:fill-color="#ff8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bold" style:letter-kerning="true" style:font-name-asian="Arial2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text-position="sub 58%" style:font-name="Arial" fo:font-size="10pt" fo:font-style="normal" fo:text-shadow="none" style:text-underline-style="none" fo:font-weight="normal" style:letter-kerning="true" style:font-name-asian="Liberation Sans2" style:font-size-asian="18pt" style:font-style-asian="normal" style:font-weight-asian="normal" style:font-name-complex="Liberation Sans2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2.213cm" svg:y1="13.752cm" svg:x2="11.538cm" svg:y2="14.579cm">
            <text:p/>
          </draw:line>
          <draw:frame draw:style-name="gr2" draw:text-style-name="P3" draw:layer="layout" svg:width="2.82cm" svg:height="1.039cm" svg:x="11.503cm" svg:y="13.22cm">
            <draw:text-box>
              <text:p text:style-name="P2"><text:span text:style-name="T1">Hohmann transfer</text:span></text:p>
            </draw:text-box>
          </draw:frame>
          <draw:custom-shape draw:style-name="gr3" draw:text-style-name="P1" draw:layer="layout" svg:width="1.5cm" svg:height="1.5cm" svg:x="9.25cm" svg:y="15.2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0.5cm" svg:height="0.5cm" svg:x="9.761cm" svg:y="15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5" draw:text-style-name="P6" draw:layer="layout" svg:width="1.094cm" svg:height="0.701cm" svg:x="10.956cm" svg:y="16.744cm">
            <draw:text-box>
              <text:p text:style-name="P5"><text:span text:style-name="T2">Δ</text:span><text:span text:style-name="T3">v</text:span><text:span text:style-name="T4">E</text:span></text:p>
            </draw:text-box>
          </draw:frame>
          <draw:frame draw:style-name="gr6" draw:text-style-name="P3" draw:layer="layout" svg:width="2.647cm" svg:height="0.645cm" svg:x="8.653cm" svg:y="18.455cm">
            <draw:text-box>
              <text:p text:style-name="P2"><text:span text:style-name="T1">Moon’s orbit</text:span></text:p>
            </draw:text-box>
          </draw:frame>
          <draw:custom-shape draw:style-name="gr7" draw:text-style-name="P1" draw:layer="layout" svg:width="5cm" svg:height="5cm" svg:x="7.5cm" svg:y="13.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ellipse draw:style-name="gr8" draw:text-style-name="P7" draw:layer="layout" svg:width="3.202cm" svg:height="3.25cm" svg:x="8.414cm" svg:y="13.506cm" draw:kind="arc" draw:start-angle="269.32" draw:end-angle="90.49">
            <text:p/>
          </draw:ellipse>
          <draw:line draw:style-name="gr9" draw:text-style-name="P1" draw:layer="layout" svg:x1="11.526cm" svg:y1="14.027cm" svg:x2="11.314cm" svg:y2="13.871cm">
            <text:p/>
          </draw:line>
          <draw:frame draw:style-name="gr10" draw:text-style-name="P3" draw:layer="layout" svg:width="2.259cm" svg:height="1.039cm" svg:x="7.713cm" svg:y="14.835cm">
            <draw:text-box>
              <text:p text:style-name="P2"><text:span text:style-name="T1">Initial Earth orbit</text:span></text:p>
            </draw:text-box>
          </draw:frame>
          <draw:line draw:style-name="gr11" draw:text-style-name="P1" draw:layer="layout" svg:x1="11.577cm" svg:y1="15.522cm" svg:x2="11.617cm" svg:y2="15.259cm">
            <text:p/>
          </draw:line>
          <draw:custom-shape draw:style-name="gr12" draw:text-style-name="P8" draw:layer="layout" svg:width="0.251cm" svg:height="0.251cm" svg:x="9.875cm" svg:y="16.6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9" draw:layer="layout" svg:width="0.251cm" svg:height="0.251cm" svg:x="9.875cm" svg:y="13.3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4" draw:text-style-name="P10" draw:layer="layout" svg:x1="10cm" svg:y1="16.75cm" svg:x2="11.75cm" svg:y2="16.75cm">
            <text:p/>
          </draw:line>
          <draw:line draw:style-name="gr15" draw:text-style-name="P10" draw:layer="layout" svg:x1="8.75cm" svg:y1="13.5cm" svg:x2="10cm" svg:y2="13.5cm">
            <text:p/>
          </draw:line>
          <draw:frame draw:style-name="gr16" draw:text-style-name="P3" draw:layer="layout" svg:width="0.925cm" svg:height="0.703cm" svg:x="9.538cm" svg:y="16.773cm">
            <draw:text-box>
              <text:p text:style-name="P2"><text:span text:style-name="T1">E</text:span></text:p>
            </draw:text-box>
          </draw:frame>
          <draw:frame draw:style-name="gr16" draw:text-style-name="P3" draw:layer="layout" svg:width="0.925cm" svg:height="0.703cm" svg:x="9.539cm" svg:y="12.862cm">
            <draw:text-box>
              <text:p text:style-name="P2"><text:span text:style-name="T1">I</text:span></text:p>
            </draw:text-box>
          </draw:frame>
          <draw:frame draw:style-name="gr5" draw:text-style-name="P6" draw:layer="layout" svg:width="1.094cm" svg:height="0.701cm" svg:x="8.556cm" svg:y="12.833cm">
            <draw:text-box>
              <text:p text:style-name="P5"><text:span text:style-name="T2">Δ</text:span><text:span text:style-name="T3">v</text:span><text:span text:style-name="T4">I</text:span></text:p>
            </draw:text-box>
          </draw:frame>
          <draw:custom-shape draw:style-name="gr17" draw:text-style-name="P9" draw:layer="layout" svg:width="0.251cm" svg:height="0.251cm" svg:x="11.975cm" svg:y="14.5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8" draw:text-style-name="P11" draw:layer="layout" svg:width="0.251cm" svg:height="0.251cm" svg:x="11.223cm" svg:y="15.9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9" draw:text-style-name="P10" draw:layer="layout" svg:x1="10cm" svg:y1="16cm" svg:x2="11.349cm" svg:y2="16.065cm">
            <text:p/>
          </draw:line>
          <draw:line draw:style-name="gr19" draw:text-style-name="P10" draw:layer="layout" svg:x1="10.001cm" svg:y1="16.001cm" svg:x2="12.107cm" svg:y2="14.67cm">
            <text:p/>
          </draw:line>
          <draw:line draw:style-name="gr19" draw:text-style-name="P10" draw:layer="layout" svg:x1="10.001cm" svg:y1="16.002cm" svg:x2="10.015cm" svg:y2="13.487cm">
            <text:p/>
          </draw:line>
          <draw:circle draw:style-name="gr20" draw:text-style-name="P7" draw:layer="layout" svg:width="2cm" svg:height="2cm" svg:x="9cm" svg:y="15cm" draw:kind="arc" draw:start-angle="357.75" draw:end-angle="90.06">
            <text:p/>
          </draw:circle>
          <draw:circle draw:style-name="gr21" draw:text-style-name="P7" draw:layer="layout" svg:width="2.5cm" svg:height="2.5cm" svg:x="8.75cm" svg:y="14.75cm" draw:kind="arc" draw:start-angle="31.92" draw:end-angle="90.06">
            <text:p/>
          </draw:circl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2" svg:font-family="Arial" style:font-family-generic="swiss"/>
    <style:font-face style:name="Arial3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family-generic="swiss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angal1" svg:font-family="Mangal" style:font-family-generic="swiss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family-generic="swiss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4" draw:display-name="Arrowheads 4" svg:viewBox="0 0 20 20" svg:d="M0 20l10-20 10 20z"/>
    <draw:marker draw:name="Arrowheads_20_8" draw:display-name="Arrowheads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4-10T17:47:06.595000000</meta:creation-date>
    <dc:date>2022-04-23T06:01:24.157000000</dc:date>
    <meta:editing-duration>PT3H15M56S</meta:editing-duration>
    <meta:editing-cycles>11</meta:editing-cycles>
    <meta:generator>LibreOffice/7.2.6.2$Windows_X86_64 LibreOffice_project/b0ec3a565991f7569a5a7f5d24fed7f52653d754</meta:generator>
    <meta:document-statistic meta:object-count="26"/>
  </office:meta>
</office:document-meta>
</file>